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8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5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2" style:family="table-cell" style:parent-style-name="Default">
      <style:table-cell-properties fo:wrap-option="wrap" style:vertical-align="top"/>
      <style:text-properties style:text-position="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table table:name="Risik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Das System verhält sich nicht korrekt im Fehlerfall</text:p>
          </table:table-cell>
        </table:table-row>
      </table:table>
      <table:table table:name="Logische Testfälle" table:style-name="ta1">
        <table:table-column table:style-name="co7" table:default-cell-style-name="ce3"/>
        <table:table-column table:style-name="co3" table:default-cell-style-name="ce3"/>
        <table:table-column table:style-name="co5" table:number-columns-repeated="2" table:default-cell-style-name="ce4"/>
        <table:table-column table:style-name="co10" table:default-cell-style-name="ce3"/>
        <table:table-column table:style-name="co11" table:default-cell-style-name="ce3"/>
        <table:table-column table:style-name="co3" table:number-columns-repeated="1018" table:default-cell-style-name="ce3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UE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Datenbankverbindung unterbrochen</text:p>
          </table:table-cell>
          <table:table-cell office:value-type="string" calcext:value-type="string">
            <text:p>Während Speicherung wird Verbindung zur Datenbank unterbro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UE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Applikations-Prozess gekillt</text:p>
          </table:table-cell>
          <table:table-cell office:value-type="string" calcext:value-type="string">
            <text:p>Während Speicherung wird der Applikations-Prozess gekill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F-UE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„Stecker raus“</text:p>
          </table:table-cell>
          <table:table-cell office:value-type="string" calcext:value-type="string">
            <text:p>Während Speicherung wird die Stromzufuhr zum Rechner, auf dem die Client-Applikation läuft, unterbrochen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.00.0000</text:date>, <text:time style:data-style-name="N2" text:time-value="20:45:58.1174138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6-17T20:47:48.048715509</dc:date>
    <meta:editing-duration>PT2H5M</meta:editing-duration>
    <meta:editing-cycles>22</meta:editing-cycles>
    <meta:document-statistic meta:table-count="3" meta:cell-count="28" meta:object-count="0"/>
  </office:meta>
</office:document-meta>
</file>